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margin-left="0in" fo:margin-right="0in" fo:text-align="center" style:justify-single-word="false" fo:text-indent="0.5in" style:auto-text-indent="false"/>
    </style:style>
    <style:style style:name="P4" style:family="paragraph" style:parent-style-name="Standard">
      <style:paragraph-properties fo:margin-top="0.0417in" fo:margin-bottom="0in" loext:contextual-spacing="false"/>
    </style:style>
    <style:style style:name="P5" style:family="paragraph" style:parent-style-name="Standard">
      <style:paragraph-properties fo:margin-top="0.0835in" fo:margin-bottom="0in" loext:contextual-spacing="false"/>
    </style:style>
    <style:style style:name="P6" style:family="paragraph" style:parent-style-name="Standard">
      <style:paragraph-properties fo:margin-top="0.0835in" fo:margin-bottom="0in" loext:contextual-spacing="false"/>
      <style:text-properties officeooo:paragraph-rsid="0016dd82"/>
    </style:style>
    <style:style style:name="P7" style:family="paragraph" style:parent-style-name="Standard">
      <style:paragraph-properties fo:margin-left="1.5in" fo:margin-right="0in" fo:text-indent="0in" style:auto-text-indent="false">
        <style:tab-stops>
          <style:tab-stop style:position="1.75in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Standard"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margin-top="0.0417in" fo:margin-bottom="0in" loext:contextual-spacing="false"/>
      <style:text-properties fo:font-size="11pt" style:font-size-asian="11pt"/>
    </style:style>
    <style:style style:name="P13" style:family="paragraph" style:parent-style-name="Standard">
      <style:paragraph-properties fo:margin-top="0.0417in" fo:margin-bottom="0in" loext:contextual-spacing="false"/>
      <style:text-properties fo:font-size="11pt" style:font-size-asian="11pt" style:font-size-complex="11pt"/>
    </style:style>
    <style:style style:name="P14" style:family="paragraph" style:parent-style-name="Standard">
      <style:paragraph-properties fo:margin-top="0.0417in" fo:margin-bottom="0in" loext:contextual-spacing="false" fo:line-height="105%"/>
      <style:text-properties fo:font-size="11pt" style:font-size-asian="11pt" style:font-size-complex="11pt"/>
    </style:style>
    <style:style style:name="P15" style:family="paragraph" style:parent-style-name="Standard">
      <style:paragraph-properties fo:margin-top="0.0417in" fo:margin-bottom="0in" loext:contextual-spacing="false">
        <style:tab-stops>
          <style:tab-stop style:position="1.75in"/>
        </style:tab-stops>
      </style:paragraph-properties>
      <style:text-properties fo:font-size="11pt" style:font-size-asian="11pt" style:font-size-complex="11pt"/>
    </style:style>
    <style:style style:name="P16" style:family="paragraph" style:parent-style-name="Standard">
      <style:paragraph-properties fo:margin-top="0.0417in" fo:margin-bottom="0in" loext:contextual-spacing="false">
        <style:tab-stops>
          <style:tab-stop style:position="1.75in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7" style:family="paragraph" style:parent-style-name="Standard" style:list-style-name="WWNum4">
      <style:paragraph-properties fo:margin-top="0in" fo:margin-bottom="0in" loext:contextual-spacing="true" fo:line-height="105%"/>
      <style:text-properties fo:font-size="11pt" style:font-size-asian="11pt" style:font-size-complex="11pt"/>
    </style:style>
    <style:style style:name="P18" style:family="paragraph" style:parent-style-name="Standard">
      <style:paragraph-properties fo:margin-top="0.0835in" fo:margin-bottom="0in" loext:contextual-spacing="false"/>
      <style:text-properties fo:font-size="11pt" officeooo:rsid="0016dd82" officeooo:paragraph-rsid="0016dd82" style:font-size-asian="11pt" style:font-size-complex="11pt"/>
    </style:style>
    <style:style style:name="P19" style:family="paragraph" style:parent-style-name="Heading_20_2" style:master-page-name="Standard">
      <style:paragraph-properties fo:text-align="center" style:justify-single-word="false" style:page-number="auto"/>
      <style:text-properties fo:font-size="16pt" style:font-size-asian="16pt" style:font-size-complex="20pt"/>
    </style:style>
    <style:style style:name="P20" style:family="paragraph" style:parent-style-name="Heading_20_2">
      <style:paragraph-properties fo:margin-top="0.1665in" fo:margin-bottom="0.0417in" loext:contextual-spacing="false"/>
      <style:text-properties fo:font-size="11pt" style:font-size-asian="11pt" style:font-size-complex="11pt"/>
    </style:style>
    <style:style style:name="P21" style:family="paragraph" style:parent-style-name="Heading_20_2">
      <style:text-properties fo:font-size="11pt" style:font-size-asian="11pt" style:font-size-complex="11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6dd82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16dd82" style:font-size-asian="11pt" style:font-weight-asian="bold" style:font-size-complex="11pt" style:font-weight-complex="bold"/>
    </style:style>
    <style:style style:name="T7" style:family="text">
      <style:text-properties fo:font-size="11pt" fo:font-weight="normal" style:font-size-asian="11pt" style:font-weight-asian="normal" style:font-size-complex="11pt"/>
    </style:style>
    <style:style style:name="T8" style:family="text">
      <style:text-properties fo:font-size="11pt" fo:font-style="italic" style:font-size-asian="11pt" style:font-style-asian="italic" style:font-size-complex="11pt"/>
    </style:style>
    <style:style style:name="T9" style:family="text">
      <style:text-properties style:text-position="super 58%" fo:font-size="11pt" style:font-size-asian="11pt" style:font-size-complex="11pt"/>
    </style:style>
    <style:style style:name="T10" style:family="text">
      <style:text-properties officeooo:rsid="0016df74"/>
    </style:style>
    <style:style style:name="gr1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63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<text:bookmark-start text:name="_Hlk504128208"/>Joe Bernicke</text:h>
      <text:p text:style-name="P2"><draw:line text:anchor-type="paragraph" draw:z-index="0" draw:name="Straight Connector 2" draw:style-name="gr1" draw:text-style-name="P22" svg:x1="0in" svg:y1="0.1083in" svg:x2="7.4689in" svg:y2="0.1091in"><text:p/></draw:line><text:s text:c="4"/></text:p>
      <text:p text:style-name="P9"><text:s text:c="4"/>225 Stonemill <text:s/>Rd Dayton, OH <text:s/>45409<text:tab/><text:tab/><text:tab/>N236 County Road 16B Napoleon, OH 43545</text:p>
      <text:p text:style-name="P3"><text:a xlink:type="simple" xlink:href="mailto:bernickej1@udayton.edu" text:style-name="ListLabel_20_19" text:visited-style-name="ListLabel_20_19"><text:span text:style-name="Internet_20_link"><text:span text:style-name="T2">bernickej1@udayton.edu</text:span></text:span></text:a><text:span text:style-name="T2"> <text:s text:c="3"/><text:tab/> <text:s text:c="7"/>(419) 906-1217<text:tab/> <text:s text:c="2"/></text:span><text:a xlink:type="simple" xlink:href="https://www.linkedin.com/in/joebernicke/" text:style-name="ListLabel_20_19" text:visited-style-name="ListLabel_20_19"><text:span text:style-name="Internet_20_link"><text:span text:style-name="T2">https://www.linkedin.com/in/joebernicke/</text:span></text:span></text:a></text:p>
      <text:p text:style-name="P1"><draw:line text:anchor-type="paragraph" draw:z-index="1" draw:name="Straight Connector 1" draw:style-name="gr1" draw:text-style-name="P22" svg:x1="0in" svg:y1="0.0654in" svg:x2="7.4689in" svg:y2="0.0661in"><text:p/></draw:line></text:p>
      <text:p text:style-name="Standard"><text:span text:style-name="T4">OBJECTIVE<text:line-break/></text:span><text:span text:style-name="T2">An internship or co-op position in Mechanical Engineering for summer 2018</text:span></text:p>
      <text:h text:style-name="P20" text:outline-level="2">EDUCATION</text:h>
      <text:h text:style-name="Heading_20_2" text:outline-level="2"><text:span text:style-name="T2">University of Dayton, </text:span><text:span text:style-name="T7">Dayton, OH</text:span><text:span text:style-name="T2"> <text:tab/> <text:s text:c="35"/><text:tab/><text:tab/> <text:s text:c="12"/></text:span><text:span text:style-name="T7">Anticipated Graduation May 2019</text:span></text:h>
      <text:p text:style-name="Standard"><text:span text:style-name="T2">Bachelor Mechanical Engineering </text:span><text:span text:style-name="T8"><text:tab/><text:tab/> <text:s text:c="8"/><text:tab/> <text:s text:c="9"/><text:tab/><text:tab/> <text:tab/><text:tab/><text:tab/> <text:s text:c="11"/></text:span><text:span text:style-name="T2">GPA 3.79</text:span></text:p>
      <text:p text:style-name="P2"/>
      <text:p text:style-name="P4"><text:span text:style-name="T4">Korea University</text:span><text:span text:style-name="T2"><text:tab/><text:tab/><text:tab/><text:tab/><text:tab/><text:tab/><text:line-break/>International Studies Abroad Program <text:tab/><text:tab/><text:tab/> <text:s text:c="9"/><text:tab/><text:tab/><text:tab/><text:tab/><text:tab/> <text:s text:c="5"/>Summer 2016</text:span></text:p>
      <text:p text:style-name="P11">HONORS<text:tab/></text:p>
      <text:p text:style-name="P2">University Honors program<text:tab/><text:tab/></text:p>
      <text:p text:style-name="P2">Dean’s List for 5 consecutive semesters<text:tab/><text:tab/><text:tab/><text:tab/><text:tab/><text:tab/><text:tab/><text:tab/> <text:s text:c="5"/>2015-Present</text:p>
      <text:p text:style-name="P2">Graduation Speaker for Korea University summer session<text:tab/><text:tab/><text:tab/><text:tab/><text:tab/><text:tab/><text:tab/></text:p>
      <text:h text:style-name="P20" text:outline-level="2">WORK EXPERIENCE</text:h>
      <text:p text:style-name="Standard"><text:span text:style-name="T4">Cornerstone Research Group, </text:span><text:span text:style-name="T2">Dayton, OH</text:span><text:span text:style-name="T4"><text:tab/><text:tab/><text:tab/><text:tab/><text:tab/><text:tab/> <text:s text:c="9"/></text:span><text:span text:style-name="T2">January-April 2017</text:span></text:p>
      <text:p text:style-name="P10">Research Associate</text:p>
      <text:p text:style-name="P14">Performed polymer processing, functionalization, and purification procedures</text:p>
      <text:list xml:id="list2728335954" text:style-name="WWNum4">
        <text:list-item>
          <text:p text:style-name="P17">Solution phase reactions</text:p>
        </text:list-item>
        <text:list-item>
          <text:p text:style-name="P17">Acid neutralization</text:p>
        </text:list-item>
        <text:list-item>
          <text:p text:style-name="P17">Distillation</text:p>
        </text:list-item>
        <text:list-item>
          <text:p text:style-name="P17">Solubility and miscibility analysis</text:p>
        </text:list-item>
      </text:list>
      <text:p text:style-name="P14">Prepared test specimens and operated characterization equipment for analysis of polymeric materials</text:p>
      <text:list xml:id="list175156431068748" text:continue-numbering="true" text:style-name="WWNum4">
        <text:list-item>
          <text:p text:style-name="P17">Fourier transform infrared spectroscopy (FTIR)</text:p>
        </text:list-item>
        <text:list-item>
          <text:p text:style-name="P17">Dynamic Mechanical Analyzer (DMA)</text:p>
        </text:list-item>
        <text:list-item>
          <text:p text:style-name="P17">Differential Scanning Calorimeter (DSC)</text:p>
        </text:list-item>
        <text:list-item>
          <text:p text:style-name="P17">Thermogravimetric Analyzer (TGA)</text:p>
        </text:list-item>
        <text:list-item>
          <text:p text:style-name="P17">Rheometer (parallel plate)</text:p>
        </text:list-item>
      </text:list>
      <text:p text:style-name="P14">Compiled rheometry data and created 3D plots utilizing Python programming</text:p>
      <text:p text:style-name="P14">Performed data post-processing and compiled data results for research Principal Investigators</text:p>
      <text:p text:style-name="P6"><text:span text:style-name="T6">Avery Dennison,</text:span><text:span text:style-name="T5"> </text:span><text:span text:style-name="T6">Miamisburg</text:span><text:span text:style-name="T5">, OH</text:span><text:span text:style-name="T4"><text:tab/></text:span><text:span text:style-name="T8"><text:tab/><text:tab/><text:tab/><text:tab/><text:tab/> <text:s text:c="11"/></text:span><text:span text:style-name="T2"><text:tab/> <text:s text:c="19"/>2</text:span><text:span text:style-name="T3">018</text:span><text:span text:style-name="T2">-Present</text:span></text:p>
      <text:p text:style-name="P18">I did this</text:p>
      <text:p text:style-name="P18">this</text:p>
      <text:p text:style-name="P18">this <text:span text:style-name="T10">I worked with rfid too</text:span></text:p>
      <text:p text:style-name="P5"><text:span text:style-name="T4">Whalen Realty and Auction</text:span><text:span text:style-name="T2">, Neapolis, OH</text:span><text:span text:style-name="T4"><text:tab/></text:span><text:span text:style-name="T8"><text:tab/><text:tab/><text:tab/><text:tab/><text:tab/> <text:s text:c="11"/></text:span><text:span text:style-name="T2"><text:tab/> <text:s text:c="6"/>2008-</text:span><text:span text:style-name="T3">2017</text:span></text:p>
      <text:p text:style-name="P15">Provide customer service</text:p>
      <text:p text:style-name="P15">Responsible for handling of all possessions for sale</text:p>
      <text:p text:style-name="P15">Assist in Auction management with auction logistics </text:p>
      <text:p text:style-name="P16"/>
      <text:p text:style-name="P7"/>
      <text:h text:style-name="P21" text:outline-level="2">ACTIVITIES and INTERESTS</text:h>
      <text:p text:style-name="P12">Skydiving Coach Rating – 195 skydives</text:p>
      <text:p text:style-name="P13">Member of United States Parachute Association (2013-Present)</text:p>
      <text:p text:style-name="P4"><text:span text:style-name="T2">2</text:span><text:span text:style-name="T9">nd</text:span><text:span text:style-name="T2"> and 7 foundation Tutor for 2</text:span><text:span text:style-name="T9">nd</text:span><text:span text:style-name="T2">-grade students (2014)</text:span></text:p>
      <text:p text:style-name="P13">Teachers assistant (Fall 2017)<text:bookmark text:name="_GoBack"/></text:p>
      <text:p text:style-name="P13">Part of a Global Learning Living Community (2017-2018)</text:p>
      <text:p text:style-name="P13"><text:soft-page-break/>Coding various sensors and testing procedures with Raspberry Pi 3</text:p>
      <text:p text:style-name="P4"><text:span text:style-name="T2">Traveling </text:span><text:span text:style-name="T1">– </text:span><text:span text:style-name="T2">Have spent time studying in both South Korea and China</text:span><text:bookmark-end text:name="_Hlk50412820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2pt" fo:font-weight="bold" style:font-size-asian="12pt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5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</meta:initial-creator>
    <meta:editing-cycles>29</meta:editing-cycles>
    <meta:print-date>2017-09-18T16:24:00</meta:print-date>
    <meta:creation-date>2017-06-22T21:04:00</meta:creation-date>
    <dc:date>2018-08-04T17:51:55.979011905</dc:date>
    <meta:editing-duration>P1DT23H41M31S</meta:editing-duration>
    <meta:generator>LibreOffice/6.0.3.2$Linux_X86_64 LibreOffice_project/00m0$Build-2</meta:generator>
    <meta:document-statistic meta:table-count="0" meta:image-count="0" meta:object-count="0" meta:page-count="2" meta:paragraph-count="45" meta:word-count="258" meta:character-count="2170" meta:non-whitespace-character-count="17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